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32cm" fo:min-width="0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58cm" fo:min-width="0.20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84cm" fo:min-width="0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3cm"/>
    </style:style>
    <style:style style:name="gr8" style:family="graphic" style:parent-style-name="standard">
      <style:graphic-properties draw:stroke="none" draw:fill="none" fo:min-height="0.55cm"/>
    </style:style>
    <style:style style:name="gr9" style:family="graphic" style:parent-style-name="standard">
      <style:graphic-properties draw:stroke="none" draw:fill="none" fo:min-height="0.712cm"/>
    </style:style>
    <style:style style:name="gr10" style:family="graphic" style:parent-style-name="standard">
      <style:graphic-properties draw:stroke="none" draw:fill="none" fo:min-height="0.75cm"/>
    </style:style>
    <style:style style:name="gr11" style:family="graphic" style:parent-style-name="standard">
      <style:graphic-properties draw:stroke="none" draw:fill="none" fo:min-height="0.71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0.954cm" svg:height="1.9cm" svg:x="5.048cm" svg:y="4.0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54cm" svg:height="1.9cm" svg:x="3.547cm" svg:y="4.0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cm" svg:height="1cm" svg:x="3.5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3.501cm" svg:y="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5.001cm" svg:y="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954cm" svg:height="1.9cm" svg:x="2.01cm" svg:y="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cm" svg:height="1cm" svg:x="2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3.6cm" svg:y1="2cm" svg:x2="2.5cm" svg:y2="3.2cm">
          <text:p/>
        </draw:line>
        <draw:line draw:style-name="gr5" draw:text-style-name="P2" draw:layer="layout" svg:x1="4cm" svg:y1="2.2cm" svg:x2="4cm" svg:y2="3.2cm">
          <text:p/>
        </draw:line>
        <draw:line draw:style-name="gr5" draw:text-style-name="P2" draw:layer="layout" svg:x1="4.4cm" svg:y1="2cm" svg:x2="5.5cm" svg:y2="3.2cm">
          <text:p/>
        </draw:line>
        <draw:frame draw:style-name="gr6" draw:text-style-name="P3" draw:layer="layout" svg:width="0.714cm" svg:height="0.962cm" svg:x="2.7cm" svg:y="1.2cm">
          <draw:text-box>
            <text:p><text:span text:style-name="T1">r</text:span></text:p>
          </draw:text-box>
        </draw:frame>
        <draw:frame draw:style-name="gr7" draw:text-style-name="P4" draw:layer="layout" svg:width="2.967cm" svg:height="0.962cm" svg:x="6.815cm" svg:y="1.194cm">
          <draw:text-box>
            <text:p><text:span text:style-name="T2">Height</text:span>(<text:span text:style-name="T3">r</text:span>)</text:p>
          </draw:text-box>
        </draw:frame>
        <draw:frame draw:style-name="gr8" draw:text-style-name="P5" draw:layer="layout" svg:width="3.6cm" svg:height="1.673cm" svg:x="7.7cm" svg:y="2.127cm">
          <draw:text-box>
            <text:p>height &lt;- 1</text:p>
            <text:p><text:s text:c="7"/></text:p>
          </draw:text-box>
        </draw:frame>
        <draw:frame draw:style-name="gr9" draw:text-style-name="P5" draw:layer="layout" svg:width="6.3cm" svg:height="0.962cm" svg:x="7.7cm" svg:y="2.938cm">
          <draw:text-box>
            <text:p>for all children <text:span text:style-name="T1">c</text:span> of <text:span text:style-name="T1">r</text:span>:</text:p>
          </draw:text-box>
        </draw:frame>
        <draw:frame draw:style-name="gr10" draw:text-style-name="P5" draw:layer="layout" svg:width="10.053cm" svg:height="1cm" svg:x="8.647cm" svg:y="3.8cm">
          <draw:text-box>
            <text:p>height &lt;- max(height, 1+height(<text:span text:style-name="T1">c</text:span>))</text:p>
          </draw:text-box>
        </draw:frame>
        <draw:frame draw:style-name="gr11" draw:text-style-name="P5" draw:layer="layout" svg:width="4.103cm" svg:height="0.963cm" svg:x="7.697cm" svg:y="4.7cm">
          <draw:text-box>
            <text:p>return heigh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8T12:31:10.238000000</meta:creation-date>
    <dc:date>2021-11-18T12:50:12.092000000</dc:date>
    <meta:editing-duration>PT16M21S</meta:editing-duration>
    <meta:editing-cycles>8</meta:editing-cycles>
    <meta:generator>LibreOffice/5.4.3.2$Windows_X86_64 LibreOffice_project/92a7159f7e4af62137622921e809f8546db437e5</meta:generator>
    <meta:document-statistic meta:object-count="16"/>
  </office:meta>
</office:document-meta>
</file>